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496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Table2" style:family="table">
      <style:table-properties style:width="6.4965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496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ffff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style:font-name-asian="Times New Roman1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Standard">
      <style:paragraph-properties fo:margin-top="0in" fo:margin-bottom="0in" loext:contextual-spacing="false" fo:line-height="150%" fo:text-align="center" style:justify-single-word="false">
        <style:tab-stops>
          <style:tab-stop style:position="2.4673in"/>
        </style:tab-stops>
      </style:paragraph-properties>
    </style:style>
    <style:style style:name="P12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09in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09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3.9335in" fo:margin-right="0in" fo:margin-top="0in" fo:margin-bottom="0in" loext:contextual-spacing="false" fo:line-height="100%" fo:text-align="end" style:justify-single-word="false" fo:text-indent="0.4909in" style:auto-text-indent="false"/>
    </style:style>
    <style:style style:name="P15" style:family="paragraph" style:parent-style-name="Standard">
      <style:paragraph-properties fo:margin-top="0in" fo:margin-bottom="0.1665in" loext:contextual-spacing="false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left="-0.5909in" fo:margin-right="0in" fo:margin-top="0in" fo:margin-bottom="0in" loext:contextual-spacing="false" fo:line-height="150%" fo:text-align="justify" style:justify-single-word="false" fo:text-indent="0.7425in" style:auto-text-indent="false">
        <style:tab-stops>
          <style:tab-stop style:position="2.4673in"/>
        </style:tab-stops>
      </style:paragraph-properties>
    </style:style>
    <style:style style:name="P18" style:family="paragraph" style:parent-style-name="Standard" style:list-style-name="WWNum1">
      <style:paragraph-properties fo:margin-left="0.5453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>
        <style:tab-stops>
          <style:tab-stop style:position="2.4673in"/>
        </style:tab-stops>
      </style:paragraph-properties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4673in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22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8" style:family="text">
      <style:text-properties fo:color="#434f54" style:font-name="Consolas" fo:font-size="9.5pt" style:font-name-asian="Consolas1" style:font-size-asian="9.5pt" style:font-name-complex="Consolas1" style:font-size-complex="9.5pt" fo:background-color="#ffffff"/>
    </style:style>
    <style:style style:name="T9" style:family="text">
      <style:text-properties fo:color="#728e00" style:font-name="Consolas" fo:font-size="9.5pt" style:font-name-asian="Consolas1" style:font-size-asian="9.5pt" style:font-name-complex="Consolas1" style:font-size-complex="9.5pt" fo:background-color="#ffffff"/>
    </style:style>
    <style:style style:name="T10" style:family="text">
      <style:text-properties fo:color="#00979d" style:font-name="Consolas" fo:font-size="9.5pt" style:font-name-asian="Consolas1" style:font-size-asian="9.5pt" style:font-name-complex="Consolas1" style:font-size-complex="9.5pt" fo:background-color="#ffffff"/>
    </style:style>
    <style:style style:name="T11" style:family="text">
      <style:text-properties style:font-name="Consolas" fo:font-size="9.5pt" style:font-name-asian="Consolas1" style:font-size-asian="9.5pt" style:font-name-complex="Consolas1" style:font-size-complex="9.5pt" fo:background-color="#ffffff"/>
    </style:style>
    <style:style style:name="T12" style:family="text">
      <style:text-properties fo:color="#005c5f" style:font-name="Consolas" fo:font-size="9.5pt" style:font-name-asian="Consolas1" style:font-size-asian="9.5pt" style:font-name-complex="Consolas1" style:font-size-complex="9.5pt" fo:background-color="#ffffff"/>
    </style:style>
    <style:style style:name="T13" style:family="text">
      <style:text-properties fo:color="#d35400" style:font-name="Consolas" fo:font-size="9.5pt" style:font-name-asian="Consolas1" style:font-size-asian="9.5pt" style:font-name-complex="Consolas1" style:font-size-complex="9.5pt" fo:background-color="#ffffff"/>
    </style:style>
    <style:style style:name="T14" style:family="text">
      <style:text-properties fo:color="#8a7b52" style:font-name="Consolas" fo:font-size="9.5pt" style:font-name-asian="Consolas1" style:font-size-asian="9.5pt" style:font-name-complex="Consolas1" style:font-size-complex="9.5pt" fo:background-color="#ffffff"/>
    </style:style>
    <style:style style:name="T1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3"/>
      <text:p text:style-name="P1"><text:span text:style-name="T1">Факультет информационных технологий и прикладной математики</text:span></text:p>
      <text:p text:style-name="P1"><text:span text:style-name="T1">Кафедра вычислительной математики и программирования</text:span></text:p>
      <text:p text:style-name="P4"/>
      <text:p text:style-name="P4"/>
      <text:p text:style-name="P1"><text:span text:style-name="T2">Курсовая работа по курсу </text:span></text:p>
      <text:p text:style-name="P1"><text:span text:style-name="T2">«Операционные системы»</text:span></text:p>
      <text:p text:style-name="Standard"><text:span text:style-name="T2"><text:tab/></text:span></text:p>
      <text:p text:style-name="P1"><text:span text:style-name="T2">СОЗДАНИЕ КЛИЕНТА ДЛЯ ПЕРЕДАЧИ</text:span></text:p>
      <text:p text:style-name="P1"><text:span text:style-name="T2"><text:s/>МГНОВЕННЫХ СООБЩЕНИЙ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/>
      <text:p text:style-name="P9"><text:span text:style-name="T1">Студент: Забелкин Андрей Алексеевич</text:span></text:p>
      <text:p text:style-name="P14"><text:span text:style-name="T4">Группа: М8О–2</text:span><text:span text:style-name="T1">10</text:span><text:span text:style-name="T4">Б–2</text:span><text:span text:style-name="T1">2</text:span></text:p>
      <text:p text:style-name="P14"><text:span text:style-name="T4">Вариант:</text:span><text:span text:style-name="T1"> 26</text:span><text:span text:style-name="T4"> </text:span></text:p>
      <text:p text:style-name="P9"><text:span text:style-name="T4">Преподаватель: Соколов Андрей Алексеевич</text:span></text:p>
      <text:p text:style-name="P9"><text:span text:style-name="T4">Оценка: __________ </text:span></text:p>
      <text:p text:style-name="P9"><text:span text:style-name="T4">Дата: __________</text:span></text:p>
      <text:p text:style-name="P9"><text:span text:style-name="T4">Подпись: __________</text:span></text:p>
      <text:p text:style-name="P15"/>
      <text:p text:style-name="P8"/>
      <text:p text:style-name="P8"/>
      <text:p text:style-name="P10"><text:span text:style-name="T4">Москва, 2023.</text:span></text:p>
      <text:p text:style-name="P4"/>
      <text:p text:style-name="P1"><text:span text:style-name="T2">Постановка задачи</text:span></text:p>
      <text:p text:style-name="Heading_20_2"><text:span text:style-name="T4">Цель работы</text:span></text:p>
      <text:p text:style-name="P16"><text:span text:style-name="T1">Целью является приобретение практических навыков в использовании знаний, полученных в течении курса. </text:span></text:p>
      <text:p text:style-name="Heading_20_2"><text:span text:style-name="T4">Задание</text:span></text:p>
      <text:p text:style-name="Standard"><text:span text:style-name="T1">Необходимо реализовать простой программный прототип для обмена мгновенными сообщениями с возможностью сохранения истории и поиска по ней. Взаимодействие между сервером и клиентом осуществлять при помощи очереди сообщений (Я выбрал ZMQ).</text:span></text:p>
      <text:p text:style-name="P11"><text:span text:style-name="T2">Общий метод и алгоритм решения</text:span><text:span text:style-name="T1">.</text:span></text:p>
      <text:p text:style-name="P17"><text:span text:style-name="T1">Для решения поставленной задачи</text:span><text:span text:style-name="T2"> </text:span><text:span text:style-name="T1">необходимо:</text:span></text:p>
      <text:list xml:id="list2474757402" text:style-name="WWNum1">
        <text:list-item>
          <text:p text:style-name="P18"><text:span text:style-name="T1">Вспомнить знания полученные в течении курса, к счастью ZMQ я только что пользовался.</text:span></text:p>
        </text:list-item>
        <text:list-item>
          <text:p text:style-name="P18"><text:span text:style-name="T1">Написать программу сервера и программу клиента для обмена мгновенными сообщениями</text:span></text:p>
        </text:list-item>
        <text:list-item>
          <text:p text:style-name="P18"><text:span text:style-name="T1">Написать модуль осуществляющий сохранение истории и поиска по ней.</text:span></text:p>
        </text:list-item>
      </text:list>
      <text:p text:style-name="P19"><text:span text:style-name="T7">Основные файлы программы</text:span></text:p>
      <text:p text:style-name="Standard"><text:span text:style-name="T2">history.cpp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0"><text:span text:style-name="T8">#</text:span><text:span text:style-name="T9">include</text:span><text:span text:style-name="T8"> "history.h"<text:line-break/><text:line-break/>ChatHistoryManager::ChatHistoryManager() {<text:line-break/>}<text:line-break/><text:line-break/></text:span><text:span text:style-name="T10">void</text:span><text:span text:style-name="T8"> ChatHistoryManager::addUser(user_id_t user_id) {<text:line-break/> <text:s text:c="3"/>history[user_id] = {};<text:line-break/>}<text:line-break/><text:line-break/></text:span><text:span text:style-name="T10">void</text:span><text:span text:style-name="T8"> ChatHistoryManager::addMessage(user_id_t user_id, </text:span><text:span text:style-name="T10">const</text:span><text:span text:style-name="T8"> std::</text:span><text:span text:style-name="T10">string</text:span><text:span text:style-name="T8">&amp; message) {<text:line-break/> <text:s text:c="3"/></text:span><text:span text:style-name="T11">// Добавление сообщения в историю переписок</text:span><text:span text:style-name="T8"><text:line-break/> <text:s text:c="3"/>history[user_id].push_back(message);<text:line-break/><text:line-break/> <text:s text:c="3"/></text:span><text:span text:style-name="T11">// Логирование сообщения в файл</text:span><text:span text:style-name="T8"><text:line-break/> <text:s text:c="3"/>std::ofstream logFile(</text:span><text:span text:style-name="T12">"log.txt"</text:span><text:span text:style-name="T8">, std::ios::app);<text:line-break/> <text:s text:c="3"/></text:span><text:span text:style-name="T13">if</text:span><text:span text:style-name="T8"> (logFile.is_open()) {<text:line-break/> <text:s text:c="7"/>logFile &lt;&lt; user_id &lt;&lt; </text:span><text:span text:style-name="T12">": "</text:span><text:span text:style-name="T8"> &lt;&lt; message &lt;&lt; std::endl;<text:line-break/> <text:s text:c="7"/>logFile.</text:span><text:span text:style-name="T13">close</text:span><text:span text:style-name="T8">();<text:line-break/> <text:s text:c="3"/>} </text:span><text:span text:style-name="T13">else</text:span><text:span text:style-name="T8"> {<text:line-break/> <text:s text:c="7"/>std::cerr &lt;&lt; </text:span><text:span text:style-name="T12">"Error opening log file!"</text:span><text:span text:style-name="T8"> &lt;&lt; std::endl;<text:line-break/> <text:s text:c="3"/>}<text:line-break/>}<text:line-break/><text:line-break/></text:span><text:span text:style-name="T10">void</text:span><text:span text:style-name="T8"> ChatHistoryManager::printAll() </text:span><text:span text:style-name="T10">const</text:span><text:span text:style-name="T8"> {<text:line-break/> <text:s text:c="3"/>std::cout &lt;&lt; </text:span><text:span text:style-name="T12">"=== Chat History ==="</text:span><text:span text:style-name="T8"> &lt;&lt; std::endl;<text:line-break/> <text:s text:c="3"/><text:line-break/> <text:s text:c="3"/></text:span><text:span text:style-name="T13">for</text:span><text:span text:style-name="T8"> (</text:span><text:span text:style-name="T10">const</text:span><text:span text:style-name="T8"> </text:span><text:span text:style-name="T10">auto</text:span><text:span text:style-name="T8">&amp; entry : history) {<text:line-break/> <text:s text:c="7"/></text:span><text:span text:style-name="T10">const</text:span><text:span text:style-name="T8"> std::</text:span><text:span text:style-name="T10">string</text:span><text:span text:style-name="T8">&amp; user_id = entry.first;<text:line-break/> <text:s text:c="7"/></text:span><text:span text:style-name="T10">const</text:span><text:span text:style-name="T8"> std::vector&lt;std::</text:span><text:span text:style-name="T10">string</text:span><text:span text:style-name="T8">&gt;&amp; messages = entry.second;<text:line-break/><text:line-break/> <text:s text:c="7"/>std::cout &lt;&lt; </text:span><text:span text:style-name="T12">"User ID: "</text:span><text:span text:style-name="T8"> &lt;&lt; user_id &lt;&lt; std::endl;<text:line-break/> <text:s text:c="7"/>std::cout &lt;&lt; </text:span><text:span text:style-name="T12">"Messages: "</text:span><text:span text:style-name="T8">;<text:line-break/> <text:s text:c="7"/></text:span><text:span text:style-name="T13">for</text:span><text:span text:style-name="T8"> (</text:span><text:span text:style-name="T10">const</text:span><text:span text:style-name="T8"> </text:span><text:span text:style-name="T10">auto</text:span><text:span text:style-name="T8">&amp; message : messages) {<text:line-break/> <text:s text:c="11"/>std::cout &lt;&lt; message &lt;&lt; </text:span><text:span text:style-name="T12">"; "</text:span><text:span text:style-name="T8">;<text:line-break/> <text:s text:c="7"/>}<text:line-break/> <text:s text:c="7"/>std::cout &lt;&lt; std::endl;<text:line-break/> <text:s text:c="3"/>}<text:line-break/><text:line-break/> <text:s text:c="3"/>std::cout &lt;&lt; </text:span><text:span text:style-name="T12">"===================="</text:span><text:span text:style-name="T8"> &lt;&lt; std::endl;<text:line-break/>}<text:line-break/><text:line-break/><text:line-break/>std::vector&lt;std::</text:span><text:span text:style-name="T10">string</text:span><text:span text:style-name="T8">&gt; ChatHistoryManager::getHistory(user_id_t user_id) </text:span><text:span text:style-name="T10">const</text:span><text:span text:style-name="T8"> {<text:line-break/> <text:s text:c="3"/></text:span><text:span text:style-name="T11">// Получение истории переписки пользователя</text:span><text:span text:style-name="T8"><text:line-break/> <text:s text:c="3"/></text:span><text:span text:style-name="T10">auto</text:span><text:span text:style-name="T8"> it = history.</text:span><text:span text:style-name="T13">find</text:span><text:span text:style-name="T8">(user_id);<text:line-break/> <text:s text:c="3"/></text:span><text:span text:style-name="T13">if</text:span><text:span text:style-name="T8"> (it != history.</text:span><text:span text:style-name="T13">end</text:span><text:span text:style-name="T8">()) {<text:line-break/> <text:s text:c="7"/></text:span><text:span text:style-name="T13">return</text:span><text:span text:style-name="T8"> it-&gt;second;<text:line-break/> <text:s text:c="3"/>} </text:span><text:span text:style-name="T13">else</text:span><text:span text:style-name="T8"> {<text:line-break/> <text:s text:c="7"/>std::cout &lt;&lt; </text:span><text:span text:style-name="T12">"User not found!"</text:span><text:span text:style-name="T8">;<text:line-break/> <text:s text:c="7"/></text:span><text:span text:style-name="T13">return</text:span><text:span text:style-name="T8"> {};<text:line-break/> <text:s text:c="3"/>}<text:line-break/>}<text:line-break/><text:line-break/>std::vector&lt;std::</text:span><text:span text:style-name="T10">string</text:span><text:span text:style-name="T8">&gt; ChatHistoryManager::searchMessagesByContent(</text:span><text:span text:style-name="T10">const</text:span><text:span text:style-name="T8"> std::</text:span><text:span text:style-name="T10">string</text:span><text:span text:style-name="T8">&amp; content) </text:span><text:span text:style-name="T10">const</text:span><text:span text:style-name="T8"> {<text:line-break/> <text:s text:c="3"/></text:span><text:span text:style-name="T11">// Поиск сообщений по содержанию сообщения</text:span><text:span text:style-name="T8"><text:line-break/> <text:s text:c="3"/>std::vector&lt;std::</text:span><text:span text:style-name="T10">string</text:span><text:span text:style-name="T8">&gt; results;<text:line-break/><text:line-break/> <text:s text:c="3"/></text:span><text:span text:style-name="T13">for</text:span><text:span text:style-name="T8"> (</text:span><text:span text:style-name="T10">const</text:span><text:span text:style-name="T8"> </text:span><text:span text:style-name="T10">auto</text:span><text:span text:style-name="T8">&amp; entry : history) {<text:line-break/> <text:s text:c="7"/></text:span><text:span text:style-name="T10">const</text:span><text:span text:style-name="T8"> </text:span><text:span text:style-name="T10">auto</text:span><text:span text:style-name="T8">&amp; messages = entry.second;<text:line-break/> <text:s text:c="7"/></text:span><text:span text:style-name="T13">for</text:span><text:span text:style-name="T8"> (</text:span><text:span text:style-name="T10">const</text:span><text:span text:style-name="T8"> </text:span><text:span text:style-name="T10">auto</text:span><text:span text:style-name="T8">&amp; message : messages) {<text:line-break/> <text:s text:c="11"/></text:span><text:span text:style-name="T13">if</text:span><text:span text:style-name="T8"> (message.</text:span><text:span text:style-name="T13">find</text:span><text:span text:style-name="T8">(content) != std::</text:span><text:span text:style-name="T10">string</text:span><text:span text:style-name="T8">::npos) {<text:line-break/> <text:s text:c="15"/>results.push_back(entry.first + </text:span><text:span text:style-name="T12">": "</text:span><text:span text:style-name="T8"> + message);<text:line-break/> <text:s text:c="11"/>}<text:line-break/> <text:s text:c="7"/>}<text:line-break/> <text:s text:c="3"/>}<text:line-break/><text:line-break/> <text:s text:c="3"/></text:span><text:span text:style-name="T13">return</text:span><text:span text:style-name="T8"> results;<text:line-break/>}</text:span></text:p>
          </table:table-cell>
        </table:table-row>
      </table:table>
      <text:p text:style-name="Standard"><text:span text:style-name="T2">client.cpp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8"><text:s/>#</text:span><text:span text:style-name="T9">include</text:span><text:span text:style-name="T8"> &lt;sstream&gt;<text:line-break/><text:line-break/>#</text:span><text:span text:style-name="T9">include</text:span><text:span text:style-name="T8"> "server.h"<text:line-break/><text:line-break/></text:span><text:span text:style-name="T10">static</text:span><text:span text:style-name="T8"> zmq::context_t context;<text:line-break/><text:line-break/></text:span><text:span text:style-name="T13">Server</text:span><text:span text:style-name="T8">::</text:span><text:span text:style-name="T13">Server</text:span><text:span text:style-name="T8">() { IP = </text:span><text:span text:style-name="T12">"tcp://127.0.0.1:/5555"</text:span><text:span text:style-name="T8">; }<text:line-break/><text:line-break/></text:span><text:span text:style-name="T13">Server</text:span><text:span text:style-name="T8">::</text:span><text:span text:style-name="T13">Server</text:span><text:span text:style-name="T8">(std::</text:span><text:span text:style-name="T10">string</text:span><text:span text:style-name="T8"> ip) { </text:span><text:span text:style-name="T10">this</text:span><text:span text:style-name="T8">-&gt;IP = ip; }<text:line-break/><text:line-break/></text:span><text:span text:style-name="T10">void</text:span><text:span text:style-name="T8"> </text:span><text:span text:style-name="T13">Server</text:span><text:span text:style-name="T8">::</text:span><text:span text:style-name="T13">run</text:span><text:span text:style-name="T8">() {<text:line-break/> <text:s text:c="3"/>std::cout &lt;&lt; </text:span><text:span text:style-name="T12">"Server starts...\n"</text:span><text:span text:style-name="T8">;<text:line-break/> <text:s text:c="3"/>socket = zmq::socket_t(context, zmq::socket_type::router);<text:line-break/> <text:s text:c="3"/>socket.bind(IP);<text:line-break/>}<text:line-break/><text:line-break/></text:span><text:span text:style-name="T10">bool</text:span><text:span text:style-name="T8"> </text:span><text:span text:style-name="T13">Server</text:span><text:span text:style-name="T8">::isOnline(std::</text:span><text:span text:style-name="T10">string</text:span><text:span text:style-name="T8"> username) {<text:line-break/> <text:s text:c="3"/></text:span><text:span text:style-name="T13">for</text:span><text:span text:style-name="T8"> (</text:span><text:span text:style-name="T10">int</text:span><text:span text:style-name="T8"> user = </text:span><text:span text:style-name="T14">0</text:span><text:span text:style-name="T8">; user &lt; users.</text:span><text:span text:style-name="T13">size</text:span><text:span text:style-name="T8">(); ++user) {<text:line-break/> <text:s text:c="7"/></text:span><text:span text:style-name="T13">if</text:span><text:span text:style-name="T8"> (users[user].get_username() == username) {<text:line-break/> <text:s text:c="11"/></text:span><text:span text:style-name="T13">return</text:span><text:span text:style-name="T8"> users[user].get_status();<text:line-break/> <text:s text:c="7"/>}<text:line-break/> <text:s text:c="3"/>}<text:line-break/><text:line-break/> <text:s text:c="3"/></text:span><text:span text:style-name="T13">return</text:span><text:span text:style-name="T8"> false;<text:line-break/>}<text:line-break/><text:line-break/>User </text:span><text:span text:style-name="T13">Server</text:span><text:span text:style-name="T8">::search_username(std::</text:span><text:span text:style-name="T10">string</text:span><text:span text:style-name="T8"> username) {<text:line-break/> <text:s text:c="3"/></text:span><text:span text:style-name="T13">for</text:span><text:span text:style-name="T8"> (</text:span><text:span text:style-name="T10">int</text:span><text:span text:style-name="T8"> user = </text:span><text:span text:style-name="T14">0</text:span><text:span text:style-name="T8">; user &lt; users.</text:span><text:span text:style-name="T13">size</text:span><text:span text:style-name="T8">(); ++user) {<text:line-break/> <text:s text:c="7"/></text:span><text:span text:style-name="T13">if</text:span><text:span text:style-name="T8"> (users[user].get_username() == username) {<text:line-break/> <text:s text:c="11"/></text:span><text:span text:style-name="T13">return</text:span><text:span text:style-name="T8"> users[user];<text:line-break/> <text:s text:c="7"/>}<text:line-break/> <text:s text:c="3"/>}<text:line-break/>}<text:line-break/><text:line-break/>User </text:span><text:span text:style-name="T13">Server</text:span><text:span text:style-name="T8">::search_id(zmq::message_t&amp; id) {<text:line-break/> <text:s text:c="3"/></text:span><text:span text:style-name="T13">for</text:span><text:span text:style-name="T8"> (</text:span><text:span text:style-name="T10">int</text:span><text:span text:style-name="T8"> user = </text:span><text:span text:style-name="T14">0</text:span><text:span text:style-name="T8">; user &lt; users.</text:span><text:span text:style-name="T13">size</text:span><text:span text:style-name="T8">(); ++user) {<text:line-break/> <text:s text:c="7"/></text:span><text:span text:style-name="T13">if</text:span><text:span text:style-name="T8"> (users[user].get_id().to_string() == id.to_string()) {<text:line-break/> <text:s text:c="11"/></text:span><text:span text:style-name="T13">return</text:span><text:span text:style-name="T8"> users[user];<text:line-break/> <text:s text:c="7"/>}<text:line-break/> <text:s text:c="3"/>}<text:line-break/>}<text:line-break/><text:line-break/></text:span><text:span text:style-name="T10">void</text:span><text:span text:style-name="T8"> </text:span><text:span text:style-name="T13">Server</text:span><text:span text:style-name="T8">::registration(zmq::message_t&amp; id) {<text:line-break/> <text:s text:c="3"/>User user(id);<text:line-break/> <text:s text:c="3"/></text:span><text:span text:style-name="T10">this</text:span><text:span text:style-name="T8">-&gt;users.push_back(user);<text:line-break/> <text:s text:c="3"/>std::</text:span><text:span text:style-name="T10">string</text:span><text:span text:style-name="T8"> message = id.to_string();<text:line-break/> <text:s text:c="3"/>send(id, message);<text:line-break/>}<text:line-break/><text:line-break/></text:span><text:span text:style-name="T10">void</text:span><text:span text:style-name="T8"> </text:span><text:span text:style-name="T13">Server</text:span><text:span text:style-name="T8">::login(zmq::message_t&amp; id, std::stringstream&amp; input) {<text:line-break/> <text:s text:c="3"/>std::</text:span><text:span text:style-name="T10">string</text:span><text:span text:style-name="T8"> username;<text:line-break/> <text:s text:c="3"/>std::</text:span><text:span text:style-name="T10">string</text:span><text:span text:style-name="T8"> answer;<text:line-break/><text:line-break/> <text:s text:c="3"/>input &gt;&gt; username;<text:line-break/><text:line-break/> <text:s text:c="3"/></text:span><text:span text:style-name="T13">if</text:span><text:span text:style-name="T8"> (!isOnline(username)) {<text:line-break/> <text:s text:c="7"/></text:span><text:span text:style-name="T13">for</text:span><text:span text:style-name="T8"> (</text:span><text:span text:style-name="T10">int</text:span><text:span text:style-name="T8"> user = </text:span><text:span text:style-name="T14">0</text:span><text:span text:style-name="T8">; user &lt; users.</text:span><text:span text:style-name="T13">size</text:span><text:span text:style-name="T8">(); ++user) {<text:line-break/> <text:s text:c="11"/></text:span><text:span text:style-name="T13">if</text:span><text:span text:style-name="T8"> (users[user].get_id().to_string() == id.to_string() &amp;&amp;<text:line-break/> <text:s text:c="15"/>users[user].get_status() == false) {<text:line-break/> <text:s text:c="15"/>users[user].set_username(username);<text:line-break/> <text:s text:c="15"/>users[user].set_status(true);<text:line-break/> <text:s text:c="11"/>}<text:line-break/> <text:s text:c="7"/>}<text:line-break/> <text:s text:c="7"/>std::cout &lt;&lt; username &lt;&lt; std::endl;<text:line-break/> <text:s text:c="7"/></text:span><text:span text:style-name="T10">this</text:span><text:span text:style-name="T8">-&gt;history.addUser(username); <text:s/></text:span><text:span text:style-name="T11">//необязательно</text:span><text:span text:style-name="T8"><text:line-break/> <text:s text:c="7"/>answer = </text:span><text:span text:style-name="T12">"Login successful"</text:span><text:span text:style-name="T8">;<text:line-break/> <text:s text:c="3"/>} </text:span><text:span text:style-name="T13">else</text:span><text:span text:style-name="T8"> {<text:line-break/> <text:s text:c="7"/>answer = </text:span><text:span text:style-name="T12">"Login error"</text:span><text:span text:style-name="T8">;<text:line-break/> <text:s text:c="3"/>}<text:line-break/><text:line-break/> <text:s text:c="3"/>send(id, answer);<text:line-break/>}<text:line-break/><text:line-break/></text:span><text:span text:style-name="T10">void</text:span><text:span text:style-name="T8"> </text:span><text:span text:style-name="T13">Server</text:span><text:span text:style-name="T8">::logout(zmq::message_t&amp; id) {<text:line-break/> <text:s text:c="3"/>std::</text:span><text:span text:style-name="T10">string</text:span><text:span text:style-name="T8"> answer;<text:line-break/><text:line-break/> <text:s text:c="3"/></text:span><text:span text:style-name="T13">for</text:span><text:span text:style-name="T8"> (</text:span><text:span text:style-name="T10">int</text:span><text:span text:style-name="T8"> user = </text:span><text:span text:style-name="T14">0</text:span><text:span text:style-name="T8">; user &lt; users.</text:span><text:span text:style-name="T13">size</text:span><text:span text:style-name="T8">(); ++user) {<text:line-break/> <text:s text:c="7"/></text:span><text:span text:style-name="T13">if</text:span><text:span text:style-name="T8"> (users[user].get_id().to_string() == id.to_string()) {<text:line-break/> <text:s text:c="11"/>users[user].set_status(false);<text:line-break/> <text:s text:c="11"/>users[user].set_username(</text:span><text:span text:style-name="T12">""</text:span><text:span text:style-name="T8">);<text:line-break/> <text:s text:c="7"/>}<text:line-break/> <text:s text:c="3"/>}<text:line-break/><text:line-break/> <text:s text:c="3"/>answer = </text:span><text:span text:style-name="T12">"Logout successful"</text:span><text:span text:style-name="T8">;<text:line-break/> <text:s text:c="3"/>send(id, answer);<text:line-break/>}<text:line-break/><text:line-break/></text:span><text:span text:style-name="T10">void</text:span><text:span text:style-name="T8"> </text:span><text:span text:style-name="T13">Server</text:span><text:span text:style-name="T8">::send(zmq::message_t&amp; id, std::</text:span><text:span text:style-name="T10">string</text:span><text:span text:style-name="T8"> message) {<text:line-break/> <text:s text:c="3"/>zmq::message_t zmq_message(message);<text:line-break/> <text:s text:c="3"/>socket.send(id, ZMQ_SNDMORE);<text:line-break/> <text:s text:c="3"/>socket.send(zmq_message);<text:line-break/>}<text:line-break/><text:line-break/></text:span><text:span text:style-name="T10">void</text:span><text:span text:style-name="T8"> </text:span><text:span text:style-name="T13">Server</text:span><text:span text:style-name="T8">::send_message(zmq::message_t&amp; sender_id, std::stringstream&amp; input) {<text:line-break/> <text:s text:c="3"/>std::</text:span><text:span text:style-name="T10">string</text:span><text:span text:style-name="T8"> username, message, input_word;<text:line-break/> <text:s text:c="3"/>input &gt;&gt; username;<text:line-break/> <text:s text:c="3"/></text:span><text:span text:style-name="T13">while</text:span><text:span text:style-name="T8"> (input &gt;&gt; input_word) message += input_word + </text:span><text:span text:style-name="T12">" "</text:span><text:span text:style-name="T8">;<text:line-break/><text:line-break/> <text:s text:c="3"/></text:span><text:span text:style-name="T13">if</text:span><text:span text:style-name="T8"> (isOnline(username)) {<text:line-break/> <text:s text:c="7"/>User getter = search_username(username);<text:line-break/> <text:s text:c="7"/>User sender = search_id(sender_id);<text:line-break/><text:line-break/> <text:s text:c="7"/>zmq::message_t getter_id;<text:line-break/> <text:s text:c="7"/>getter_id.copy(getter.get_id());<text:line-break/><text:line-break/> <text:s text:c="7"/>std::</text:span><text:span text:style-name="T10">string</text:span><text:span text:style-name="T8"> sending = sender.get_username() + </text:span><text:span text:style-name="T12">": "</text:span><text:span text:style-name="T8"> + message;<text:line-break/> <text:s text:c="7"/></text:span><text:span text:style-name="T10">this</text:span><text:span text:style-name="T8">-&gt;history.addMessage(<text:line-break/> <text:s text:c="11"/>username, </text:span><text:span text:style-name="T12">" from "</text:span><text:span text:style-name="T8"> + sender.get_username() + </text:span><text:span text:style-name="T12">" <text:s text:c="2"/>"</text:span><text:span text:style-name="T8"> + message);<text:line-break/> <text:s text:c="7"/></text:span><text:span text:style-name="T10">this</text:span><text:span text:style-name="T8">-&gt;history.addMessage(sender.get_username(),<text:line-break/> <text:s text:c="32"/></text:span><text:span text:style-name="T12">" to "</text:span><text:span text:style-name="T8"> + username + </text:span><text:span text:style-name="T12">" <text:s text:c="2"/>"</text:span><text:span text:style-name="T8"> + message);<text:line-break/> <text:s text:c="7"/>send(getter_id, sending);<text:line-break/> <text:s text:c="7"/>send(sender_id, </text:span><text:span text:style-name="T12">"Sending successful"</text:span><text:span text:style-name="T8">);<text:line-break/> <text:s text:c="3"/>}<text:line-break/><text:line-break/> <text:s text:c="3"/></text:span><text:span text:style-name="T13">else</text:span><text:span text:style-name="T8"> {<text:line-break/> <text:s text:c="7"/>send(sender_id, </text:span><text:span text:style-name="T12">"User is not online"</text:span><text:span text:style-name="T8">);<text:line-break/> <text:s text:c="3"/>}<text:line-break/>}<text:line-break/><text:line-break/></text:span><text:span text:style-name="T10">void</text:span><text:span text:style-name="T8"> </text:span><text:span text:style-name="T13">Server</text:span><text:span text:style-name="T8">::get_history(zmq::message_t&amp; id) {<text:line-break/> <text:s text:c="3"/>User sender = search_id(id);<text:line-break/> <text:s text:c="3"/>std::</text:span><text:span text:style-name="T10">string</text:span><text:span text:style-name="T8"> user_id_str = sender.get_username();<text:line-break/> <text:s text:c="3"/>std::vector&lt;std::</text:span><text:span text:style-name="T10">string</text:span><text:span text:style-name="T8">&gt; user_history =<text:line-break/> <text:s text:c="7"/></text:span><text:span text:style-name="T10">this</text:span><text:span text:style-name="T8">-&gt;history.getHistory(user_id_str);<text:line-break/><text:line-break/> <text:s text:c="3"/></text:span><text:span text:style-name="T13">if</text:span><text:span text:style-name="T8"> (!user_history.empty()) {<text:line-break/> <text:s text:c="7"/>std::</text:span><text:span text:style-name="T10">string</text:span><text:span text:style-name="T8"> history_str = </text:span><text:span text:style-name="T12">"HISTORY: "</text:span><text:span text:style-name="T8">;<text:line-break/> <text:s text:c="7"/></text:span><text:span text:style-name="T13">for</text:span><text:span text:style-name="T8"> (</text:span><text:span text:style-name="T10">const</text:span><text:span text:style-name="T8"> </text:span><text:span text:style-name="T10">auto</text:span><text:span text:style-name="T8">&amp; message : user_history) {<text:line-break/> <text:s text:c="11"/>history_str += message + </text:span><text:span text:style-name="T12">"\n"</text:span><text:span text:style-name="T8">;<text:line-break/> <text:s text:c="7"/>}<text:line-break/><text:line-break/> <text:s text:c="7"/></text:span><text:span text:style-name="T11">// Отправка строки с историей переписки обратно пользователю</text:span><text:span text:style-name="T8"><text:line-break/> <text:s text:c="7"/>send(id, history_str);<text:line-break/> <text:s text:c="3"/>} </text:span><text:span text:style-name="T13">else</text:span><text:span text:style-name="T8"> {<text:line-break/> <text:s text:c="7"/></text:span><text:span text:style-name="T11">// Если история пуста, отправим соответствующее сообщение</text:span><text:span text:style-name="T8"><text:line-break/> <text:s text:c="7"/>send(id, </text:span><text:span text:style-name="T12">"No history found for the user"</text:span><text:span text:style-name="T8">);<text:line-break/> <text:s text:c="3"/>}<text:line-break/>}<text:line-break/><text:line-break/></text:span><text:span text:style-name="T10">void</text:span><text:span text:style-name="T8"> </text:span><text:span text:style-name="T13">Server</text:span><text:span text:style-name="T8">::users_list() {<text:line-break/> <text:s text:c="3"/>std::cout &lt;&lt; </text:span><text:span text:style-name="T12">"==========Users List==========\n"</text:span><text:span text:style-name="T8">;<text:line-break/> <text:s text:c="3"/>std::cout &lt;&lt; </text:span><text:span text:style-name="T12">"["</text:span><text:span text:style-name="T8">;<text:line-break/><text:line-break/> <text:s text:c="3"/></text:span><text:span text:style-name="T13">for</text:span><text:span text:style-name="T8"> (User user : users) {<text:line-break/> <text:s text:c="7"/>std::cout &lt;&lt; user;<text:line-break/> <text:s text:c="3"/>}<text:line-break/><text:line-break/> <text:s text:c="3"/>std::cout &lt;&lt; </text:span><text:span text:style-name="T12">"]\n"</text:span><text:span text:style-name="T8">;<text:line-break/>}<text:line-break/><text:line-break/></text:span><text:span text:style-name="T10">void</text:span><text:span text:style-name="T8"> </text:span><text:span text:style-name="T13">Server</text:span><text:span text:style-name="T8">::event_processing() {<text:line-break/> <text:s text:c="3"/></text:span><text:span text:style-name="T13">while</text:span><text:span text:style-name="T8"> (</text:span><text:span text:style-name="T14">1</text:span><text:span text:style-name="T8">) {<text:line-break/> <text:s text:c="7"/>users_list();<text:line-break/><text:line-break/> <text:s text:c="7"/>zmq::message_t id;<text:line-break/> <text:s text:c="7"/>zmq::message_t message;<text:line-break/><text:line-break/> <text:s text:c="7"/>socket.recv(id);<text:line-break/> <text:s text:c="7"/>socket.recv(message);<text:line-break/><text:line-break/> <text:s text:c="7"/>std::</text:span><text:span text:style-name="T10">string</text:span><text:span text:style-name="T8"> string_message = message.to_string();<text:line-break/> <text:s text:c="7"/>std::stringstream input(string_message);<text:line-break/> <text:s text:c="7"/>std::</text:span><text:span text:style-name="T10">string</text:span><text:span text:style-name="T8"> command;<text:line-break/> <text:s text:c="7"/>input &gt;&gt; command;<text:line-break/><text:line-break/> <text:s text:c="7"/>std::cout &lt;&lt; </text:span><text:span text:style-name="T12">"["</text:span><text:span text:style-name="T8"> &lt;&lt; command &lt;&lt; </text:span><text:span text:style-name="T12">"] "</text:span><text:span text:style-name="T8"> &lt;&lt; id.to_string() &lt;&lt; </text:span><text:span text:style-name="T12">" | "</text:span><text:span text:style-name="T8"><text:line-break/> <text:s text:c="17"/>&lt;&lt; message.to_string() &lt;&lt; </text:span><text:span text:style-name="T12">"\n"</text:span><text:span text:style-name="T8">;<text:line-break/><text:line-break/> <text:s text:c="7"/></text:span><text:span text:style-name="T13">if</text:span><text:span text:style-name="T8"> (command == </text:span><text:span text:style-name="T12">"REG"</text:span><text:span text:style-name="T8">) {<text:line-break/> <text:s text:c="11"/>registration(id);<text:line-break/> <text:s text:c="7"/>}<text:line-break/><text:line-break/> <text:s text:c="7"/></text:span><text:span text:style-name="T13">else</text:span><text:span text:style-name="T8"> </text:span><text:span text:style-name="T13">if</text:span><text:span text:style-name="T8"> (command == </text:span><text:span text:style-name="T12">"LOGIN"</text:span><text:span text:style-name="T8">) {<text:line-break/> <text:s text:c="11"/>login(id, input);<text:line-break/> <text:s text:c="7"/>}<text:line-break/><text:line-break/> <text:s text:c="7"/></text:span><text:span text:style-name="T13">else</text:span><text:span text:style-name="T8"> </text:span><text:span text:style-name="T13">if</text:span><text:span text:style-name="T8"> (command == </text:span><text:span text:style-name="T12">"SEND"</text:span><text:span text:style-name="T8">) {<text:line-break/> <text:s text:c="11"/>send_message(id, input);<text:line-break/> <text:s text:c="7"/>}<text:line-break/><text:line-break/> <text:s text:c="7"/></text:span><text:span text:style-name="T13">else</text:span><text:span text:style-name="T8"> </text:span><text:span text:style-name="T13">if</text:span><text:span text:style-name="T8"> (command == </text:span><text:span text:style-name="T12">"HISTORY"</text:span><text:span text:style-name="T8">) {<text:line-break/> <text:s text:c="11"/>get_history(id);<text:line-break/> <text:s text:c="7"/>} </text:span><text:span text:style-name="T13">else</text:span><text:span text:style-name="T8"> </text:span><text:span text:style-name="T13">if</text:span><text:span text:style-name="T8"> (command == </text:span><text:span text:style-name="T12">"LOGOUT"</text:span><text:span text:style-name="T8">) {<text:line-break/> <text:s text:c="11"/>logout(id);<text:line-break/> <text:s text:c="7"/>}<text:line-break/><text:line-break/> <text:s text:c="7"/></text:span><text:span text:style-name="T13">else</text:span><text:span text:style-name="T8"> {<text:line-break/> <text:s text:c="11"/>std::</text:span><text:span text:style-name="T10">string</text:span><text:span text:style-name="T8"> answer;<text:line-break/> <text:s text:c="11"/>answer = </text:span><text:span text:style-name="T12">"Wrong command"</text:span><text:span text:style-name="T8">;<text:line-break/> <text:s text:c="11"/>send(id, answer);<text:line-break/> <text:s text:c="11"/>command = answer;<text:line-break/> <text:s text:c="7"/>}<text:line-break/> <text:s text:c="3"/>}<text:line-break/>}<text:line-break/><text:line-break/></text:span><text:span text:style-name="T10">void</text:span><text:span text:style-name="T8"> </text:span><text:span text:style-name="T13">Server</text:span><text:span text:style-name="T8">::</text:span><text:span text:style-name="T13">stop</text:span><text:span text:style-name="T8">() { socket.unbind(IP); }<text:line-break/></text:span></text:p>
          </table:table-cell>
        </table:table-row>
      </table:table>
      <text:p text:style-name="P2"/>
      <text:p text:style-name="P2"/>
      <text:p text:style-name="P5"><text:span text:style-name="T2">Вывод</text:span></text:p>
      <text:p text:style-name="P6"><text:span text:style-name="T15">Курсовой проект в большей степени подобен прошлой лабораторной, даже немного проще, так как не нужно делать какие то сложные структуры данных и писать для них алгоритмы. Можно было бы сделать более быстрый поиск, более эффективное или масштабируемое хранение данных, но получение этих навыком все ещё предстоит на курсах ДА и БД. Сейчас же программа, как и запрашивалось, представляет рабочий прототип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in" loext:contextual-spacing="false" fo:line-height="100%" fo:keep-together="always" fo:keep-with-next="always"/>
      <style:text-properties fo:color="#2f5496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fo:color="#4472c4" style:font-name="Calibri" fo:font-family="Calibri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453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3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25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248in" style:type="center"/>
          <style:tab-stop style:position="6.496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3" meta:paragraph-count="34" meta:word-count="924" meta:character-count="8713" meta:non-whitespace-character-count="6546"/>
    <meta:generator>LibreOfficeDev/6.0.5.2$Linux_X86_64 LibreOffice_project/</meta:generator>
  </office:meta>
</office:document-meta>
</file>